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3.4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1.1917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5591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4764in" fo:break-before="auto" style:use-optimal-row-height="false"/>
    </style:style>
    <style:style style:name="ro11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Liberation Sans" style:font-name-asian="WenQuanYi Micro Hei" style:font-name-complex="Lohit Hindi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-asian="WenQuanYi Micro Hei" style:font-name-complex="Lohit Hindi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office:value-type="string">
            <text:p>This document contains descriptions of the unit tests for MRP_TrafficControllerInterface (TCI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oftware Module</text:p>
          </table:table-cell>
          <table:table-cell office:value-type="string">
            <text:p>Message</text:p>
          </table:table-cell>
          <table:table-cell office:value-type="string">
            <text:p>TCI RX/TX</text:p>
          </table:table-cell>
          <table:table-cell office:value-type="string">
            <text:p>Unit Tes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MRP_TrafficController (TC)</text:p>
          </table:table-cell>
          <table:table-cell office:value-type="string">
            <text:p>SigPlanMessage</text:p>
          </table:table-cell>
          <table:table-cell office:value-type="string">
            <text:p>RX</text:p>
          </table:table-cell>
          <table:table-cell office:value-type="string">
            <text:p>Use netcat to send SigPlanMessage poll; TCI prints out the poll and its response. <text:s/>Receipt of SigPlanMessage request triggers the polling of several messages from the 2070: PhaseTimingIntervals, CoordParameters, DetectorParameters, and GetLongStatus8. <text:s/>The responses from these polls is collected into SigPlanMessage.</text:p>
          </table:table-cell>
          <table:table-cell table:number-columns-repeated="1020"/>
        </table:table-row>
        <table:table-row table:style-name="ro5">
          <table:table-cell office:value-type="string">
            <text:p>MRP_TrafficController (TC)</text:p>
          </table:table-cell>
          <table:table-cell office:value-type="string">
            <text:p>SigPlanMessage</text:p>
          </table:table-cell>
          <table:table-cell office:value-type="string">
            <text:p>TX</text:p>
          </table:table-cell>
          <table:table-cell office:value-type="string">
            <text:p>TCI sends SigPlanMessage to netcat listener via UDP; netcat listener prints out message.</text:p>
          </table:table-cell>
          <table:table-cell table:number-columns-repeated="1020"/>
        </table:table-row>
        <table:table-row table:style-name="ro6">
          <table:table-cell office:value-type="string">
            <text:p>2070 TSCP/AB3418 daemon</text:p>
          </table:table-cell>
          <table:table-cell office:value-type="string">
            <text:p>PhaseTimingIntervals</text:p>
          </table:table-cell>
          <table:table-cell office:value-type="string">
            <text:p>TX</text:p>
          </table:table-cell>
          <table:table-cell office:value-type="string">
            <text:p>Poll request is triggered by SigPlanMessage poll. Print out poll request to display.</text:p>
          </table:table-cell>
          <table:table-cell table:number-columns-repeated="1020"/>
        </table:table-row>
        <table:table-row table:style-name="ro6">
          <table:table-cell table:style-name="ce2" office:value-type="string">
            <text:p>2070 TSCP/AB3418 daemon</text:p>
          </table:table-cell>
          <table:table-cell office:value-type="string">
            <text:p>PhaseTimingIntervals</text:p>
          </table:table-cell>
          <table:table-cell office:value-type="string">
            <text:p>RX</text:p>
          </table:table-cell>
          <table:table-cell office:value-type="string">
            <text:p>Poll request is triggered by SigPlanMessage poll. Print out poll response to display.</text:p>
          </table:table-cell>
          <table:table-cell table:number-columns-repeated="1020"/>
        </table:table-row>
        <table:table-row table:style-name="ro6">
          <table:table-cell table:style-name="ce2" office:value-type="string">
            <text:p>2070 TSCP/AB3418 daemon</text:p>
          </table:table-cell>
          <table:table-cell office:value-type="string">
            <text:p>CoordParams</text:p>
          </table:table-cell>
          <table:table-cell office:value-type="string">
            <text:p>TX</text:p>
          </table:table-cell>
          <table:table-cell office:value-type="string">
            <text:p>Poll request is triggered by SigPlanMessage poll. Print out poll request to display.</text:p>
          </table:table-cell>
          <table:table-cell table:number-columns-repeated="1020"/>
        </table:table-row>
        <table:table-row table:style-name="ro6">
          <table:table-cell table:style-name="ce2" office:value-type="string">
            <text:p>2070 TSCP/AB3418 daemon</text:p>
          </table:table-cell>
          <table:table-cell table:style-name="ce2" office:value-type="string">
            <text:p><text:span text:style-name="T1">CoordParams</text:span></text:p>
          </table:table-cell>
          <table:table-cell office:value-type="string">
            <text:p>RX</text:p>
          </table:table-cell>
          <table:table-cell office:value-type="string">
            <text:p>Poll request is triggered by SigPlanMessage poll. Print out poll response to display.</text:p>
          </table:table-cell>
          <table:table-cell table:number-columns-repeated="1020"/>
        </table:table-row>
        <table:table-row table:style-name="ro6">
          <table:table-cell table:style-name="ce2" office:value-type="string">
            <text:p>2070 TSCP/AB3418 daemon</text:p>
          </table:table-cell>
          <table:table-cell office:value-type="string">
            <text:p>DetectorParams</text:p>
          </table:table-cell>
          <table:table-cell office:value-type="string">
            <text:p>TX</text:p>
          </table:table-cell>
          <table:table-cell office:value-type="string">
            <text:p>Poll request is triggered by SigPlanMessage poll. Print out poll request to display.</text:p>
          </table:table-cell>
          <table:table-cell table:number-columns-repeated="1020"/>
        </table:table-row>
        <table:table-row table:style-name="ro6">
          <table:table-cell table:style-name="ce2" office:value-type="string">
            <text:p>2070 TSCP/AB3418 daemon</text:p>
          </table:table-cell>
          <table:table-cell table:style-name="ce2" office:value-type="string">
            <text:p><text:span text:style-name="T1">DetectorParams</text:span></text:p>
          </table:table-cell>
          <table:table-cell office:value-type="string">
            <text:p>RX</text:p>
          </table:table-cell>
          <table:table-cell office:value-type="string">
            <text:p>Poll request is triggered by SigPlanMessage poll. Print out poll response to display.</text:p>
          </table:table-cell>
          <table:table-cell table:number-columns-repeated="1020"/>
        </table:table-row>
        <table:table-row table:style-name="ro6">
          <table:table-cell table:style-name="ce2" office:value-type="string">
            <text:p>2070 TSCP/AB3418 daemon</text:p>
          </table:table-cell>
          <table:table-cell table:style-name="ce2" office:value-type="string">
            <text:p><text:span text:style-name="T1">CA_SPaTMessage</text:span></text:p>
          </table:table-cell>
          <table:table-cell office:value-type="string">
            <text:p>RX</text:p>
          </table:table-cell>
          <table:table-cell office:value-type="string">
            <text:p>California SpaT message is sent out over serial port every 200 ms.</text:p>
          </table:table-cell>
          <table:table-cell table:number-columns-repeated="1020"/>
        </table:table-row>
        <table:table-row table:style-name="ro6">
          <table:table-cell table:style-name="ce2" office:value-type="string">
            <text:p>2070 TSCP/AB3418 daemon</text:p>
          </table:table-cell>
          <table:table-cell office:value-type="string">
            <text:p>GetLongStatus8</text:p>
          </table:table-cell>
          <table:table-cell office:value-type="string">
            <text:p>TX</text:p>
          </table:table-cell>
          <table:table-cell office:value-type="string">
            <text:p>Poll request is triggered by <text:span text:style-name="T1">CA_SPaTMessage</text:span>. Print out poll request to display.</text:p>
          </table:table-cell>
          <table:table-cell table:number-columns-repeated="1020"/>
        </table:table-row>
        <table:table-row table:style-name="ro6">
          <table:table-cell table:style-name="ce2" office:value-type="string">
            <text:p>2070 TSCP/AB3418 daemon</text:p>
          </table:table-cell>
          <table:table-cell table:style-name="ce2" office:value-type="string">
            <text:p>GetLongStatus8</text:p>
          </table:table-cell>
          <table:table-cell office:value-type="string">
            <text:p>RX</text:p>
          </table:table-cell>
          <table:table-cell office:value-type="string">
            <text:p>Poll request is triggered by <text:span text:style-name="T1">CA_SPaTMessage</text:span>. Print out poll response to display.</text:p>
          </table:table-cell>
          <table:table-cell table:number-columns-repeated="1020"/>
        </table:table-row>
        <table:table-row table:style-name="ro7">
          <table:table-cell office:value-type="string">
            <text:p>MRP_TrafficController (TC)</text:p>
          </table:table-cell>
          <table:table-cell office:value-type="string">
            <text:p>SigScheMessage</text:p>
          </table:table-cell>
          <table:table-cell office:value-type="string">
            <text:p>RX</text:p>
          </table:table-cell>
          <table:table-cell office:value-type="string">
            <text:p>Use netcat to send SigScheMessage; TCI prints out the poll and its response. TCI forwards message to 2070.</text:p>
          </table:table-cell>
          <table:table-cell table:number-columns-repeated="1020"/>
        </table:table-row>
        <table:table-row table:style-name="ro8">
          <table:table-cell office:value-type="string">
            <text:p>MRP_TrafficController (TC)</text:p>
          </table:table-cell>
          <table:table-cell office:value-type="string">
            <text:p>BattelleSPaT</text:p>
          </table:table-cell>
          <table:table-cell office:value-type="string">
            <text:p>RX</text:p>
          </table:table-cell>
          <table:table-cell office:value-type="string">
            <text:p>Use netcat to send BattelleSPaT poll; TCI prints out the poll and its response.</text:p>
          </table:table-cell>
          <table:table-cell table:number-columns-repeated="1020"/>
        </table:table-row>
        <table:table-row table:style-name="ro6">
          <table:table-cell office:value-type="string">
            <text:p>MRP_TrafficController (TC)</text:p>
          </table:table-cell>
          <table:table-cell table:style-name="ce2" office:value-type="string">
            <text:p><text:span text:style-name="T1">BattelleSPaT</text:span></text:p>
          </table:table-cell>
          <table:table-cell office:value-type="string">
            <text:p>TX</text:p>
          </table:table-cell>
          <table:table-cell office:value-type="string">
            <text:p>TCI sends BattelleSPaT to netcat listener via UDP; netcat listener prints out message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9">
          <table:table-cell table:style-name="ce2" office:value-type="string">
            <text:p><text:span text:style-name="T1">MRP_PriorityRequestServer (PRS)</text:span></text:p>
          </table:table-cell>
          <table:table-cell office:value-type="string">
            <text:p>SigPlanMessage</text:p>
          </table:table-cell>
          <table:table-cell office:value-type="string">
            <text:p>RX</text:p>
          </table:table-cell>
          <table:table-cell office:value-type="string">
            <text:p>Use netcat to send SigPlanMessage poll; TCI prints out the poll and its response.</text:p>
          </table:table-cell>
          <table:table-cell table:number-columns-repeated="1020"/>
        </table:table-row>
        <table:table-row table:style-name="ro6">
          <table:table-cell office:value-type="string">
            <text:p>MRP_PriorityRequestServer (PRS)</text:p>
          </table:table-cell>
          <table:table-cell office:value-type="string">
            <text:p>SigPlanMessage</text:p>
          </table:table-cell>
          <table:table-cell office:value-type="string">
            <text:p>TX</text:p>
          </table:table-cell>
          <table:table-cell office:value-type="string">
            <text:p>TCI sends SigPlanMessage to netcat listener via UDP; netcat listener prints out message.</text:p>
          </table:table-cell>
          <table:table-cell table:number-columns-repeated="1020"/>
        </table:table-row>
        <table:table-row table:style-name="ro10">
          <table:table-cell table:style-name="ce2" office:value-type="string">
            <text:p><text:span text:style-name="T1">MRP_PriorityRequestServer (PRS)</text:span></text:p>
          </table:table-cell>
          <table:table-cell office:value-type="string">
            <text:p>SigScheMessage</text:p>
          </table:table-cell>
          <table:table-cell office:value-type="string">
            <text:p>RX</text:p>
          </table:table-cell>
          <table:table-cell office:value-type="string">
            <text:p>Use netcat to send SigScheMessage; TCI prints out the poll and its response. TCI forwards message to 2070.</text:p>
          </table:table-cell>
          <table:table-cell table:number-columns-repeated="1020"/>
        </table:table-row>
        <table:table-row table:style-name="ro11">
          <table:table-cell table:style-name="ce2" office:value-type="string">
            <text:p><text:span text:style-name="T1">MRP_PriorityRequestServer (PRS)</text:span></text:p>
          </table:table-cell>
          <table:table-cell office:value-type="string">
            <text:p>BattelleSPaT</text:p>
          </table:table-cell>
          <table:table-cell office:value-type="string">
            <text:p>RX</text:p>
          </table:table-cell>
          <table:table-cell office:value-type="string">
            <text:p>Use netcat to send BattelleSPaT poll; TCI prints out the poll and its response.</text:p>
          </table:table-cell>
          <table:table-cell table:number-columns-repeated="1020"/>
        </table:table-row>
        <table:table-row table:style-name="ro6">
          <table:table-cell table:style-name="ce2" office:value-type="string">
            <text:p><text:span text:style-name="T1">MRP_PriorityRequestServer (PRS)</text:span></text:p>
          </table:table-cell>
          <table:table-cell table:style-name="ce2" office:value-type="string">
            <text:p><text:span text:style-name="T1">BattelleSPaT</text:span></text:p>
          </table:table-cell>
          <table:table-cell office:value-type="string">
            <text:p>TX</text:p>
          </table:table-cell>
          <table:table-cell office:value-type="string">
            <text:p>TCI sends BattelleSPaT to netcat listener via UDP; netcat listener prints out message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6">
          <table:table-cell table:style-name="ce3" office:value-type="string">
            <text:p>MRP_MAP_SPaT_Broadcast (MSB)</text:p>
          </table:table-cell>
          <table:table-cell table:style-name="ce3" office:value-type="string">
            <text:p>BattelleSPaT</text:p>
          </table:table-cell>
          <table:table-cell office:value-type="string">
            <text:p>TX</text:p>
          </table:table-cell>
          <table:table-cell office:value-type="string">
            <text:p>TCI sends BattelleSPaT to netcat listener via UDP broadcast; netcat listener prints out message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8">
          <table:table-cell table:style-name="ce3" office:value-type="string">
            <text:p>MRP_PerformanceObserver (PO)</text:p>
          </table:table-cell>
          <table:table-cell table:style-name="ce3" office:value-type="string">
            <text:p>SysDectMessage</text:p>
          </table:table-cell>
          <table:table-cell office:value-type="string">
            <text:p>RX</text:p>
          </table:table-cell>
          <table:table-cell office:value-type="string">
            <text:p>Use netcat to send SysDectMessage poll; TCI prints out the poll and its response.</text:p>
          </table:table-cell>
          <table:table-cell table:number-columns-repeated="1020"/>
        </table:table-row>
        <table:table-row table:style-name="ro6">
          <table:table-cell table:style-name="ce3" office:value-type="string">
            <text:p>MRP_PerformanceObserver (PO)</text:p>
          </table:table-cell>
          <table:table-cell table:style-name="ce3" office:value-type="string">
            <text:p>SysDectMessage</text:p>
          </table:table-cell>
          <table:table-cell office:value-type="string">
            <text:p>TX</text:p>
          </table:table-cell>
          <table:table-cell office:value-type="string">
            <text:p>TCI sends SysDectMessage to netcat listener via UDP; netcat listener prints out message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3T19:52:04</dc:date>
    <meta:generator>LibreOffice/3.5$Linux_x86 LibreOffice_project/350m1$Build-2</meta:generator>
    <meta:editing-duration>PT4H30M31S</meta:editing-duration>
    <meta:editing-cycles>4</meta:editing-cycles>
    <meta:document-statistic meta:table-count="1" meta:cell-count="93" meta:object-count="0"/>
  </office:meta>
</office:document-meta>
</file>